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border="0.0069in solid #000000" fo:padding-top="0.0138in" fo:padding-left="0.0555in" fo:padding-bottom="0.0138in" fo:padding-right="0.0555in" style:shadow="none">
        <style:tab-stops>
          <style:tab-stop style:type="center" style:position="3.15in"/>
        </style:tab-stops>
      </style:paragraph-properties>
    </style:style>
    <style:style style:name="P2" style:parent-style-name="Standaard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center" style:position="3.15in"/>
        </style:tab-stops>
      </style:paragraph-properties>
    </style:style>
    <style:style style:name="P3" style:parent-style-name="Standa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4" style:parent-style-name="Standaard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3.4687in"/>
        </style:tab-stops>
      </style:paragraph-properties>
    </style:style>
    <style:style style:name="P5" style:parent-style-name="Standa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6" style:parent-style-name="Standaard" style:family="paragraph">
      <style:paragraph-properties fo:border="0.0069in solid #000000" fo:padding-top="0.0138in" fo:padding-left="0.0555in" fo:padding-bottom="0.0138in" fo:padding-right="0.0555in" style:shadow="none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mir<text:tab/>Halil</text:p>
      <text:p text:style-name="P2">Wireframe Engels<text:tab/><text:s text:c="34"/>Wireframe Nederlands</text:p>
      <text:p text:style-name="P3"><draw:frame draw:z-index="251659264" draw:id="id0" draw:style-name="a0" draw:name="Inkt 1" text:anchor-type="paragraph" svg:x="2.90126in" svg:y="-0.67878in" svg:width="0.11528in" svg:height="1.96528in" style:rel-width="scale" style:rel-height="scale"><draw:image xlink:href="media/image1.png" xlink:type="simple" xlink:show="embed" xlink:actuate="onLoad"/><svg:title/><svg:desc/></draw:frame>Engels schets van Wireframe papier<text:tab/><text:tab/><text:s text:c="3"/>Nederlands schets Nederlandse papier<text:tab/></text:p>
      <text:p text:style-name="P4">Hij Maakt de groottes Van de foto op maat <text:s text:c="11"/>ik ga dan door met de landing page</text:p>
      <text:p text:style-name="P5"/>
      <text:p text:style-name="P6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lil Dogan</meta:initial-creator>
    <dc:creator>Halil Dogan</dc:creator>
    <meta:creation-date>2021-12-08T08:20:00Z</meta:creation-date>
    <dc:date>2021-12-08T08:31:00Z</dc:date>
    <meta:template xlink:href="Normal.dotm" xlink:type="simple"/>
    <meta:editing-cycles>1</meta:editing-cycles>
    <meta:editing-duration>PT660S</meta:editing-duration>
    <meta:document-statistic meta:page-count="1" meta:paragraph-count="1" meta:word-count="38" meta:character-count="251" meta:row-count="1" meta:non-whitespace-character-count="214"/>
  </office:meta>
</office:document-meta>
</file>